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22c22c" officeooo:paragraph-rsid="0022c22c"/>
    </style:style>
    <style:style style:name="P2" style:family="paragraph" style:parent-style-name="Text_20_body">
      <style:text-properties fo:language="en" fo:country="US" officeooo:rsid="00289181" officeooo:paragraph-rsid="00289181"/>
    </style:style>
    <style:style style:name="P3" style:family="paragraph" style:parent-style-name="Text_20_body">
      <style:paragraph-properties fo:line-height="100%"/>
      <style:text-properties fo:language="en" fo:country="US" officeooo:rsid="002d7be7" officeooo:paragraph-rsid="002d7be7"/>
    </style:style>
    <style:style style:name="P4" style:family="paragraph" style:parent-style-name="Text_20_body">
      <style:text-properties officeooo:paragraph-rsid="001a8659"/>
    </style:style>
    <style:style style:name="P5" style:family="paragraph" style:parent-style-name="Text_20_body">
      <style:text-properties style:rfc-language-tag="sr-Latn-RS" fo:language="sr" fo:script="Latn" fo:country="RS" officeooo:rsid="001b69a0" officeooo:paragraph-rsid="001b69a0"/>
    </style:style>
    <style:style style:name="P6" style:family="paragraph" style:parent-style-name="Text_20_body">
      <style:text-properties style:rfc-language-tag="sr-Latn-RS" fo:language="sr" fo:script="Latn" fo:country="RS" officeooo:rsid="00203ff3" officeooo:paragraph-rsid="00203ff3"/>
    </style:style>
    <style:style style:name="P7" style:family="paragraph" style:parent-style-name="Text_20_body">
      <style:text-properties style:rfc-language-tag="sr-Latn-RS" fo:language="sr" fo:script="Latn" fo:country="RS" officeooo:rsid="002b0771" officeooo:paragraph-rsid="002b0771"/>
    </style:style>
    <style:style style:name="P8" style:family="paragraph" style:parent-style-name="Heading_20_2">
      <style:text-properties style:font-name="Calibri" style:rfc-language-tag="sr-Latn" fo:language="sr" fo:script="Latn"/>
    </style:style>
    <style:style style:name="P9" style:family="paragraph" style:parent-style-name="Heading_20_2">
      <style:text-properties style:font-name="Calibri" style:rfc-language-tag="sr-Latn" fo:language="sr" fo:script="Latn" officeooo:paragraph-rsid="001a6e3b"/>
    </style:style>
    <style:style style:name="P10" style:family="paragraph" style:parent-style-name="Heading_20_2">
      <style:text-properties style:font-name="Calibri" style:rfc-language-tag="sr-Latn" fo:language="sr" fo:script="Latn" officeooo:paragraph-rsid="001a8659"/>
    </style:style>
    <style:style style:name="P11" style:family="paragraph" style:parent-style-name="Heading_20_2">
      <style:text-properties style:rfc-language-tag="sr-Latn" fo:language="sr" fo:script="Latn"/>
    </style:style>
    <style:style style:name="P12" style:family="paragraph" style:parent-style-name="Text_20_body" style:list-style-name="L1">
      <style:text-properties style:font-name="Calibri" style:rfc-language-tag="sr-Latn" fo:language="sr" fo:script="Latn" officeooo:paragraph-rsid="001a6e3b"/>
    </style:style>
    <style:style style:name="P13" style:family="paragraph" style:parent-style-name="Text_20_body">
      <style:text-properties style:font-name="Calibri" style:rfc-language-tag="sr-Latn-RS" fo:language="sr" fo:script="Latn" fo:country="RS" officeooo:rsid="001d4e66" officeooo:paragraph-rsid="00221289"/>
    </style:style>
    <style:style style:name="P14" style:family="paragraph" style:parent-style-name="Text_20_body">
      <style:text-properties style:font-name="Calibri" style:rfc-language-tag="sr-Latn-RS" fo:language="sr" fo:script="Latn" fo:country="RS" officeooo:rsid="00364e1b" officeooo:paragraph-rsid="00364e1b"/>
    </style:style>
    <style:style style:name="P15" style:family="paragraph" style:parent-style-name="Text_20_body">
      <style:text-properties style:font-name="Calibri" style:rfc-language-tag="sr-Latn-RS" fo:language="sr" fo:script="Latn" fo:country="RS" officeooo:rsid="0039405e" officeooo:paragraph-rsid="0039405e"/>
    </style:style>
    <style:style style:name="P16" style:family="paragraph" style:parent-style-name="Text_20_body">
      <style:text-properties style:rfc-language-tag="sr-Latn-RS" fo:language="sr" fo:script="Latn" fo:country="RS" officeooo:rsid="00364e1b" officeooo:paragraph-rsid="00364e1b"/>
    </style:style>
    <style:style style:name="P17" style:family="paragraph" style:parent-style-name="Text_20_body" style:list-style-name="L2">
      <style:paragraph-properties fo:margin-top="0in" fo:margin-bottom="0.0181in" style:contextual-spacing="false" fo:line-height="100%"/>
      <style:text-properties fo:language="en" fo:country="US" officeooo:rsid="00258166" officeooo:paragraph-rsid="00258166"/>
    </style:style>
    <style:style style:name="P18" style:family="paragraph" style:parent-style-name="Text_20_body" style:list-style-name="L2">
      <style:paragraph-properties fo:margin-top="0in" fo:margin-bottom="0.0181in" style:contextual-spacing="false" fo:line-height="100%"/>
      <style:text-properties fo:language="en" fo:country="US" officeooo:rsid="002729a9" officeooo:paragraph-rsid="002729a9"/>
    </style:style>
    <style:style style:name="P19" style:family="paragraph" style:parent-style-name="Text_20_body" style:list-style-name="L2">
      <style:paragraph-properties fo:margin-top="0in" fo:margin-bottom="0.0181in" style:contextual-spacing="false" fo:line-height="100%"/>
      <style:text-properties fo:language="en" fo:country="US" officeooo:rsid="0029787f" officeooo:paragraph-rsid="0029787f"/>
    </style:style>
    <style:style style:name="P20" style:family="paragraph" style:parent-style-name="Text_20_body" style:list-style-name="L2">
      <style:paragraph-properties fo:margin-top="0in" fo:margin-bottom="0.0181in" style:contextual-spacing="false" fo:line-height="100%"/>
      <style:text-properties style:font-name="Calibri" style:rfc-language-tag="sr-Latn-RS" fo:language="sr" fo:script="Latn" fo:country="RS" officeooo:rsid="002729a9" officeooo:paragraph-rsid="002729a9"/>
    </style:style>
    <style:style style:name="P21" style:family="paragraph" style:parent-style-name="Text_20_body" style:list-style-name="L2">
      <style:paragraph-properties fo:margin-top="0in" fo:margin-bottom="0.0181in" style:contextual-spacing="false" fo:line-height="100%"/>
      <style:text-properties style:font-name="Calibri" style:rfc-language-tag="sr-Latn-RS" fo:language="sr" fo:script="Latn" fo:country="RS" officeooo:rsid="00289181" officeooo:paragraph-rsid="00289181"/>
    </style:style>
    <style:style style:name="P22" style:family="paragraph" style:parent-style-name="Text_20_body">
      <style:paragraph-properties fo:margin-top="0in" fo:margin-bottom="0in" style:contextual-spacing="false"/>
      <style:text-properties fo:language="en" fo:country="US" officeooo:rsid="0024be92" officeooo:paragraph-rsid="0024be92"/>
    </style:style>
    <style:style style:name="P23" style:family="paragraph" style:parent-style-name="Text_20_body" style:list-style-name="L2">
      <style:paragraph-properties fo:margin-top="0in" fo:margin-bottom="0in" style:contextual-spacing="false" fo:line-height="100%"/>
      <style:text-properties fo:language="en" fo:country="US" officeooo:rsid="00289181" officeooo:paragraph-rsid="00289181"/>
    </style:style>
    <style:style style:name="P24" style:family="paragraph" style:parent-style-name="Text_20_body">
      <style:paragraph-properties fo:margin-top="0.0791in" fo:margin-bottom="0.1764in" style:contextual-spacing="false" fo:line-height="100%"/>
      <style:text-properties fo:language="en" fo:country="US" officeooo:rsid="0029787f" officeooo:paragraph-rsid="0029787f"/>
    </style:style>
    <style:style style:name="P25" style:family="paragraph" style:parent-style-name="Title">
      <style:text-properties style:font-name="Calibri" style:rfc-language-tag="sr-Latn-RS" fo:language="sr" fo:script="Latn" fo:country="RS" officeooo:rsid="0040c72a" officeooo:paragraph-rsid="0040c72a"/>
    </style:style>
    <style:style style:name="T1" style:family="text">
      <style:text-properties fo:language="en" fo:country="US" officeooo:rsid="001a6e3b"/>
    </style:style>
    <style:style style:name="T2" style:family="text">
      <style:text-properties style:font-name="Calibri"/>
    </style:style>
    <style:style style:name="T3" style:family="text">
      <style:text-properties style:font-name="Calibri" style:rfc-language-tag="sr-Latn-RS" fo:language="sr" fo:script="Latn" fo:country="RS"/>
    </style:style>
    <style:style style:name="T4" style:family="text">
      <style:text-properties style:font-name="Calibri" style:rfc-language-tag="sr-Latn-RS" fo:language="sr" fo:script="Latn" fo:country="RS" officeooo:rsid="001a8659"/>
    </style:style>
    <style:style style:name="T5" style:family="text">
      <style:text-properties style:font-name="Calibri" style:rfc-language-tag="sr-Latn-RS" fo:language="sr" fo:script="Latn" fo:country="RS" officeooo:rsid="0024be92"/>
    </style:style>
    <style:style style:name="T6" style:family="text">
      <style:text-properties style:font-name="Calibri" style:rfc-language-tag="sr-Latn-RS" fo:language="sr" fo:script="Latn" fo:country="RS" officeooo:rsid="00258166"/>
    </style:style>
    <style:style style:name="T7" style:family="text">
      <style:text-properties style:font-name="Calibri" style:rfc-language-tag="sr-Latn-RS" fo:language="sr" fo:script="Latn" fo:country="RS" officeooo:rsid="002729a9"/>
    </style:style>
    <style:style style:name="T8" style:family="text">
      <style:text-properties style:font-name="Calibri" style:rfc-language-tag="sr-Latn-RS" fo:language="sr" fo:script="Latn" fo:country="RS" officeooo:rsid="00289181"/>
    </style:style>
    <style:style style:name="T9" style:family="text">
      <style:text-properties style:font-name="Calibri" style:rfc-language-tag="sr-Latn-RS" fo:language="sr" fo:script="Latn" fo:country="RS" officeooo:rsid="0029787f"/>
    </style:style>
    <style:style style:name="T10" style:family="text">
      <style:text-properties style:font-name="Calibri" style:rfc-language-tag="sr-Latn-RS" fo:language="sr" fo:script="Latn" fo:country="RS" officeooo:rsid="002a9773"/>
    </style:style>
    <style:style style:name="T11" style:family="text">
      <style:text-properties style:font-name="Calibri" style:rfc-language-tag="sr-Latn-RS" fo:language="sr" fo:script="Latn" fo:country="RS" officeooo:rsid="002aec80"/>
    </style:style>
    <style:style style:name="T12" style:family="text">
      <style:text-properties style:font-name="Calibri" style:rfc-language-tag="sr-Latn-RS" fo:language="sr" fo:script="Latn" fo:country="RS" officeooo:rsid="002d7be7"/>
    </style:style>
    <style:style style:name="T13" style:family="text">
      <style:text-properties style:font-name="Calibri" style:rfc-language-tag="sr-Latn-RS" fo:language="sr" fo:script="Latn" fo:country="RS" officeooo:rsid="003be959"/>
    </style:style>
    <style:style style:name="T14" style:family="text">
      <style:text-properties style:font-name="Calibri" officeooo:rsid="001d4e66"/>
    </style:style>
    <style:style style:name="T15" style:family="text">
      <style:text-properties style:font-name="Calibri" officeooo:rsid="0020f58d"/>
    </style:style>
    <style:style style:name="T16" style:family="text">
      <style:text-properties style:font-name="Calibri" officeooo:rsid="002cf3d7"/>
    </style:style>
    <style:style style:name="T17" style:family="text">
      <style:text-properties style:font-name="Calibri" officeooo:rsid="002fca97"/>
    </style:style>
    <style:style style:name="T18" style:family="text">
      <style:text-properties style:font-name="Calibri" officeooo:rsid="00376082"/>
    </style:style>
    <style:style style:name="T19" style:family="text">
      <style:text-properties style:font-name="Calibri" officeooo:rsid="0037e32c"/>
    </style:style>
    <style:style style:name="T20" style:family="text">
      <style:text-properties style:font-name="Calibri" style:rfc-language-tag="sr-Latn" fo:language="sr" fo:script="Latn"/>
    </style:style>
    <style:style style:name="T21" style:family="text">
      <style:text-properties style:font-name="Calibri" officeooo:rsid="003be959"/>
    </style:style>
    <style:style style:name="T22" style:family="text">
      <style:text-properties style:rfc-language-tag="sr-Latn-RS" fo:language="sr" fo:script="Latn" fo:country="RS" officeooo:rsid="00221289"/>
    </style:style>
    <style:style style:name="T23" style:family="text">
      <style:text-properties style:rfc-language-tag="sr-Latn-RS" fo:language="sr" fo:script="Latn" fo:country="RS" officeooo:rsid="002b0771"/>
    </style:style>
    <style:style style:name="T24" style:family="text">
      <style:text-properties officeooo:rsid="003b2fda"/>
    </style:style>
    <style:style style:name="T25" style:family="text">
      <style:text-properties officeooo:rsid="003b9d57"/>
    </style:style>
    <style:style style:name="T26" style:family="text">
      <style:text-properties officeooo:rsid="003be959"/>
    </style:style>
    <style:style style:name="T27" style:family="text">
      <style:text-properties style:rfc-language-tag="sr-Latn" fo:language="sr" fo:script="Lat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Sistem za pomoć pri upravljanju vremenom</text:p>
      <text:p text:style-name="Subtitle"><text:span text:style-name="T27">Predlog projekta</text:span> - <text:span text:style-name="T20">Sistemi bazirani na znanju</text:span></text:p>
      <text:h text:style-name="P9" text:outline-level="2">Član tima</text:h>
      <text:list xml:id="list2064846695" text:style-name="L1">
        <text:list-item>
          <text:p text:style-name="P12">Albert Makan, SW-29/2018 <text:span text:style-name="T1">(makan.sw29.2018@uns.ac.rs)</text:span></text:p>
        </text:list-item>
      </text:list>
      <text:h text:style-name="P10" text:outline-level="2">Motivacija</text:h>
      <text:p text:style-name="P4"><text:span text:style-name="T4">Ljudi vrlo često imaju problema sa organizacijom vremena. Može predstavljati teškoću kad neko ima razne zadatke različitog prioriteta sa ograničenjem vremena, </text:span><text:span text:style-name="T11">a pri tom imaju naviku hroničnog odlaganja</text:span><text:span text:style-name="T4">. Ideja je da postoji sistem koji pomaže ljudima da što efektivnije organizuju svoje vreme kako bi blagovremeno završili radne zadatke a da pri tom imaju dovoljno vremena i za odmor i za slobodne aktivnosti. </text:span></text:p>
      <text:h text:style-name="P8" text:outline-level="2">Pregled problema</text:h>
      <text:p text:style-name="P5"><text:span text:style-name="T2">Sistem treba da zna na osnovu predstojećih zadataka i rokova da rasporedi vreme korisnika uključujući i dnevne rutine. </text:span><text:span text:style-name="T14">Objektivno uzima u obzir prioritete zadataka koji su izračunati na osnovu rokova, ali postoji i opcija da korisnik eksplicitno odredi neki prioritet.</text:span></text:p>
      <text:p text:style-name="P13">Korisnik će naravno imati opciju da zadaje fiksne termine za neke događaje koje sistem treba da uzima u obzir priliom planiranja.</text:p>
      <text:p text:style-name="P6"><text:span text:style-name="T14">P</text:span><text:span text:style-name="T2">ostojeća rešenja sličnog karaktera koje sam našao služe za organizaciju i praćenje grupnih projekata </text:span><text:span text:style-name="T15">ili za to da korisnik jednostavno upisuje svoje zadatke u kalendar.</text:span></text:p>
      <text:h text:style-name="P8" text:outline-level="2">Metodologija rad<text:span text:style-name="T22">a</text:span></text:h>
      <text:p text:style-name="P1"><text:span text:style-name="T2">Na</text:span><text:span text:style-name="T3"> početku korišćenja sistema, korisnik zadaje svoje ime, datum rođenja i email. Zatim dobije anketu o svojim dnevnim rutinama. </text:span><text:span text:style-name="T5">Sistem pomoću skupa pravila analizira rutine i daje preporuke ukoliko nešto treba promeniti.</text:span></text:p>
      <text:p text:style-name="P2"><text:span text:style-name="T5">R</text:span><text:span text:style-name="T3">utine mogu razlikovati zavisno od toga da li je radni ili slobodni dan. Inicijalno će postojati 3 šablona za dane: radni dan, slobodni dan i sasvim spontani dan.</text:span></text:p>
      <text:p text:style-name="P22"><text:span text:style-name="T8">Tokom daljeg korišćenja sistema</text:span><text:span text:style-name="T3"> ulaze predstavljaju razne </text:span><text:span text:style-name="T6">aktivnosti. Aktivnost je opisana sledećim informacijama:</text:span></text:p>
      <text:list xml:id="list3638698217" text:style-name="L2">
        <text:list-item>
          <text:p text:style-name="P17"><text:span text:style-name="T3">Naslov, </text:span><text:span text:style-name="T7">opis</text:span></text:p>
        </text:list-item>
        <text:list-item>
          <text:p text:style-name="P20">Lista stavki (opciona)</text:p>
        </text:list-item>
        <text:list-item>
          <text:p text:style-name="P18"><text:soft-page-break/><text:span text:style-name="T3">Datumi koji predstavljaju početak i zavr</text:span><text:span text:style-name="T10">š</text:span><text:span text:style-name="T3">etak ili krajnji rok</text:span></text:p>
        </text:list-item>
        <text:list-item>
          <text:p text:style-name="P20">Estimacija potrebnog vremena ako je u pitanju kontinualna aktivnost</text:p>
        </text:list-item>
        <text:list-item>
          <text:p text:style-name="P20">Prioritet (opcion)</text:p>
        </text:list-item>
        <text:list-item>
          <text:p text:style-name="P21">Da li je jednokratna, periodična ili kontinualna</text:p>
        </text:list-item>
        <text:list-item>
          <text:p text:style-name="P23"><text:span text:style-name="T3">Tip </text:span><text:span text:style-name="T9">(psihički rad, fizički rad, odmor, sport, čitanje, društvena, …)</text:span></text:p>
        </text:list-item>
        <text:list-item>
          <text:p text:style-name="P19"><text:span text:style-name="T3">Flegovi: arhivirana, završena</text:span></text:p>
        </text:list-item>
      </text:list>
      <text:p text:style-name="P24"><text:span text:style-name="T3">Izlaze iz sistema predstavljaju raspored aktivnosti za naredni dan, razne preporuke koje korisnik može da prihvati </text:span><text:span text:style-name="T12">i </text:span><text:span text:style-name="T3">evaluacija efektivnosti dana. </text:span><text:span text:style-name="T12">Izlazi sistema mogu biti</text:span><text:span text:style-name="T3"> </text:span><text:span text:style-name="T10">i razni izveštaji </text:span><text:span text:style-name="T12">o utrošenom vremenu po aktivnostima ili o uspešnosti praćenja rasporeda</text:span><text:span text:style-name="T10">.</text:span></text:p>
      <text:p text:style-name="P3"><text:span text:style-name="T10">B</text:span><text:span text:style-name="T3">aza znanja treba da sadrži informacije </text:span><text:span text:style-name="T13">o tome, kad je čovek najaktivniji fizički i psihički. Da bi sistem mogao da radi adekvatno, potrebno je da postoji u bazi korisnik, šabloni dana, i dovoljan broj različitih aktivnosti.</text:span></text:p>
      <text:h text:style-name="P8" text:outline-level="2">Pr<text:span text:style-name="T23">avila</text:span></text:h>
      <text:p text:style-name="P7"><text:span text:style-name="T2">Reprezentativan primer rezonovanja bi bio planiranje narednog dana. </text:span><text:span text:style-name="T16">Dan se popunjava aktivnostima sekvencijalno, i tu se koristi forward-chaining pravila. </text:span><text:span text:style-name="T17">Inicijalno se u radnu memoriju ubacuju svi aktivnosti koje nisu završene ili arhivirane, i šablon tog dana. Šablon sadrži rutine sa terminima.</text:span></text:p>
      <text:p text:style-name="P15">Postoje zasebna pravila za rutine, fiksne i periodične aktivnosti, <text:span text:style-name="T24">za aktivnosti vezane za rad i za odmor. </text:span><text:span text:style-name="T25">Kad se pravilo aktivira, dodaje se aktivnost na kraj liste u okviru dana i čuva se vreme završetka <text:s/>poslednje dodate aktivnosti. </text:span><text:span text:style-name="T24">Ova pravila treba da budu međusobno isključiva jer čovek ne može da radi više stvari istovremeno. Prioriteti se određuju na sledeći način: </text:span>pravila fiksne i periodične aktivnosti <text:span text:style-name="T25">i </text:span>za rutine <text:span text:style-name="T24">imaju fiksne velike prioritete </text:span><text:span text:style-name="T25">(redom opadajuće), a prioriteti za rad i odmor su dinamički, određuju se na osnovu doba dana i kombinovanjem opciono zadatog prioriteta, krajnjeg roka i preostalog estimiranog vremena. </text:span><text:span text:style-name="T26">Ovako može da se desi i da neki zadatak ima veći prioritet od neke fiksne aktivnosti, pri čemu treba obavestiti korisnika. Ovo se desi samo ukoliko je korisnik odlagao <text:s/>aktivnost, jer prilikom unosa aktivnosti u sistem, skup pravila proverava da li je zadao realan rok i estimirano vreme uzevši u obzir i druge obaveze.</text:span></text:p>
      <text:h text:style-name="Heading_20_4" text:outline-level="4"><text:span text:style-name="T17">C</text:span><text:span text:style-name="T2">omplex event processing</text:span></text:h>
      <text:p text:style-name="P14">Postoji opcija da se kontinualne aktivnosti monitoruju, to jest da se obeležava vreme i trajanje pauze, početak i kraj aktivnosti. Efikasnost rada se određuje pomoću CEP-a.</text:p>
      <text:p text:style-name="P16"><text:span text:style-name="T2">Aktivnost je moguće i odlagati. Odlaganje može da ima razne razloge: vremenski uslovi, drugi ljudi, i</text:span><text:span text:style-name="T18">li da korisnik ne stiže ili ne radi mu se. Ako u roku od nedelju dana postoji na primer 3 odlaganja pri čemu je razlog onaj </text:span><text:span text:style-name="T19">poslednji</text:span><text:span text:style-name="T18">, diagnostikuje se hronično odlaganj</text:span><text:span text:style-name="T21">e.</text:span></text:p>
      <text:h text:style-name="P11" text:outline-level="2"><text:span text:style-name="T18">L</text:span><text:span text:style-name="T2">iteratura</text:span></text:h>
      <text:p text:style-name="Text_20_body"><text:a xlink:type="simple" xlink:href="https://en.wikipedia.org/wiki/Time_management" text:style-name="Internet_20_link" text:visited-style-name="Visited_20_Internet_20_Link"><text:span text:style-name="T20">https://en.wikipedia.org/wiki/Time_management</text:span></text:a></text:p>
      <text:p text:style-name="Text_20_body"><text:a xlink:type="simple" xlink:href="https://www.theladders.com/career-advice/the-60-30-10-rule-of-time-management" text:style-name="Internet_20_link" text:visited-style-name="Visited_20_Internet_20_Link"><text:span text:style-name="T20">https://www.theladders.com/career-advice/the-60-30-10-rule-of-time-management</text:span></text:a></text:p>
      <text:p text:style-name="Text_20_body"><text:soft-page-break/><text:a xlink:type="simple" xlink:href="https://www.wimi-teamwork.com/blog/7-laws-of-time-management-for-more-efficiency-at-work/" text:style-name="Internet_20_link" text:visited-style-name="Visited_20_Internet_20_Link"><text:span text:style-name="T20">https://www.wimi-teamwork.com/blog/7-laws-of-time-management-for-more-efficiency-at-work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12:07:58.326000000</meta:creation-date>
    <dc:date>2022-05-05T23:54:48.013000000</dc:date>
    <meta:editing-duration>PT2H10M9S</meta:editing-duration>
    <meta:editing-cycles>8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34" meta:word-count="646" meta:character-count="4434" meta:non-whitespace-character-count="3828"/>
  </office:meta>
</office:document-meta>
</file>